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egoe Print" svg:font-family="'Segoe Print'" style:font-pitch="variable"/>
    <style:font-face style:name="Segoe Print1" svg:font-family="'Segoe Prin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eeeeee" draw:textarea-horizontal-align="justify" draw:textarea-vertical-align="middle" draw:auto-grow-height="false" fo:min-height="20.15cm" fo:min-width="38.4cm"/>
    </style:style>
    <style:style style:name="gr2" style:family="graphic" style:parent-style-name="standard">
      <style:graphic-properties draw:stroke="solid" draw:textarea-horizontal-align="justify" draw:textarea-vertical-align="middle" draw:auto-grow-height="false" fo:min-height="2.35cm" fo:min-width="3.9cm"/>
    </style:style>
    <style:style style:name="gr3" style:family="graphic" style:parent-style-name="standard">
      <style:graphic-properties draw:stroke="solid" draw:fill="solid" draw:fill-color="#ff99ff" draw:textarea-horizontal-align="justify" draw:textarea-vertical-align="middle" draw:auto-grow-height="false" fo:min-height="1.85cm" fo:min-width="6.7cm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1.85cm" fo:min-width="8.3cm"/>
    </style:style>
    <style:style style:name="gr7" style:family="graphic" style:parent-style-name="standard">
      <style:graphic-properties draw:stroke="solid" draw:fill="solid" draw:fill-color="#ffcc00" draw:textarea-horizontal-align="justify" draw:textarea-vertical-align="middle" draw:auto-grow-height="false" fo:min-height="1.85cm" fo:min-width="8.3cm"/>
    </style:style>
    <style:style style:name="gr8" style:family="graphic" style:parent-style-name="standard">
      <style:graphic-properties draw:stroke="solid" draw:fill="solid" draw:fill-color="#ffff66" draw:textarea-horizontal-align="justify" draw:textarea-vertical-align="middle" draw:auto-grow-height="false" fo:min-height="0.634cm" fo:min-width="3.201cm"/>
    </style:style>
    <style:style style:name="gr9" style:family="graphic" style:parent-style-name="standard">
      <style:graphic-properties draw:stroke="solid" draw:fill="solid" draw:fill-color="#ffff66" draw:textarea-horizontal-align="justify" draw:textarea-vertical-align="middle" draw:auto-grow-height="false" fo:min-height="0.715cm" fo:min-width="3.201cm"/>
    </style:style>
    <style:style style:name="gr10" style:family="graphic" style:parent-style-name="standard">
      <style:graphic-properties draw:stroke="solid" draw:fill="solid" draw:fill-color="#ffcc00" draw:textarea-horizontal-align="justify" draw:textarea-vertical-align="middle" draw:auto-grow-height="false" fo:min-height="1.018cm" fo:min-width="1.136cm" draw:shadow="hidden"/>
    </style:style>
    <style:style style:name="gr11" style:family="graphic" style:parent-style-name="standard">
      <style:graphic-properties draw:stroke="solid" draw:fill="solid" draw:fill-color="#ffcc00" draw:textarea-horizontal-align="justify" draw:textarea-vertical-align="middle" draw:auto-grow-height="false" fo:min-height="1.018cm" fo:min-width="1.136cm"/>
    </style:style>
    <style:style style:name="gr12" style:family="graphic" style:parent-style-name="standard">
      <style:graphic-properties draw:stroke="solid" draw:fill="solid" draw:fill-color="#ffff99" draw:textarea-horizontal-align="justify" draw:textarea-vertical-align="middle" draw:auto-grow-height="false" fo:min-height="2.151cm" fo:min-width="4.488cm"/>
    </style:style>
    <style:style style:name="gr13" style:family="graphic" style:parent-style-name="standard">
      <style:graphic-properties draw:stroke="solid" draw:fill="solid" draw:fill-color="#cc66ff" draw:textarea-horizontal-align="justify" draw:textarea-vertical-align="middle" draw:auto-grow-height="false" fo:min-height="2.35cm" fo:min-width="3.9cm"/>
    </style:style>
    <style:style style:name="gr14" style:family="graphic" style:parent-style-name="standard">
      <style:graphic-properties draw:stroke="solid" draw:fill="none" draw:textarea-vertical-align="middle" draw:auto-grow-height="false" fo:min-height="1.45cm" fo:min-width="5.96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draw:fill="solid" draw:fill-color="#eeeeee" draw:textarea-horizontal-align="justify" draw:textarea-vertical-align="middle" draw:auto-grow-height="false" fo:min-height="17.451cm" fo:min-width="29.9cm"/>
    </style:style>
    <style:style style:name="gr17" style:family="graphic" style:parent-style-name="standard">
      <style:graphic-properties draw:stroke="solid" draw:fill="solid" draw:fill-color="#ffcc00" draw:textarea-horizontal-align="justify" draw:textarea-vertical-align="middle" draw:auto-grow-height="false" fo:min-height="1.85cm" fo:min-width="6.7cm"/>
    </style:style>
    <style:style style:name="gr18" style:family="graphic" style:parent-style-name="standard">
      <style:graphic-properties draw:stroke="solid" draw:fill="none" draw:textarea-vertical-align="middle" draw:auto-grow-height="false" fo:min-height="1.45cm" fo:min-width="5.7cm"/>
    </style:style>
    <style:style style:name="gr19" style:family="graphic" style:parent-style-name="standard">
      <style:graphic-properties draw:stroke="solid" draw:fill="solid" draw:fill-color="#eeeeee" draw:textarea-horizontal-align="justify" draw:textarea-vertical-align="middle" draw:auto-grow-height="false" fo:min-height="17.451cm" fo:min-width="23.7cm"/>
    </style:style>
    <style:style style:name="gr20" style:family="graphic" style:parent-style-name="standard">
      <style:graphic-properties draw:stroke="solid" draw:fill="solid" draw:fill-color="#cc66ff" draw:textarea-horizontal-align="justify" draw:textarea-vertical-align="middle" draw:auto-grow-height="false" fo:min-height="1.05cm" fo:min-width="7cm"/>
    </style:style>
    <style:style style:name="gr21" style:family="graphic" style:parent-style-name="standard">
      <style:graphic-properties draw:textarea-horizontal-align="justify" draw:textarea-vertical-align="middle" draw:auto-grow-height="false" fo:min-height="0.882cm" fo:min-width="2.612cm"/>
    </style:style>
    <style:style style:name="gr22" style:family="graphic" style:parent-style-name="standard">
      <style:graphic-properties draw:fill="solid" draw:fill-color="#ccff00" draw:textarea-horizontal-align="justify" draw:textarea-vertical-align="middle" draw:auto-grow-height="false" fo:min-height="0.882cm" fo:min-width="2.612cm"/>
    </style:style>
    <style:style style:name="gr23" style:family="graphic" style:parent-style-name="standard">
      <style:graphic-properties draw:fill="solid" draw:fill-color="#66ccff" draw:textarea-horizontal-align="justify" draw:textarea-vertical-align="middle" draw:auto-grow-height="false" fo:min-height="0.882cm" fo:min-width="2.6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06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Segoe Print" fo:font-size="18pt" style:font-size-asian="18pt" style:font-size-complex="18pt"/>
    </style:style>
    <style:style style:name="P4" style:family="paragraph">
      <loext:graphic-properties draw:fill="solid" draw:fill-color="#ff99ff"/>
      <style:paragraph-properties fo:text-align="center"/>
      <style:text-properties style:font-name="Segoe Print" fo:font-size="1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Segoe Print"/>
    </style:style>
    <style:style style:name="P6" style:family="paragraph">
      <loext:graphic-properties draw:fill="none"/>
      <style:paragraph-properties fo:text-align="center"/>
      <style:text-properties style:font-name="Segoe Print" fo:font-size="18pt" style:font-size-asian="18pt" style:font-size-complex="18pt"/>
    </style:style>
    <style:style style:name="P7" style:family="paragraph">
      <loext:graphic-properties draw:fill="solid" draw:fill-color="#ffcc00"/>
      <style:paragraph-properties fo:text-align="center"/>
      <style:text-properties style:font-name="Segoe Print" fo:font-size="18pt" style:font-size-asian="18pt" style:font-size-complex="18pt"/>
    </style:style>
    <style:style style:name="P8" style:family="paragraph">
      <loext:graphic-properties draw:fill="solid" draw:fill-color="#ffff66"/>
      <style:paragraph-properties fo:text-align="center"/>
      <style:text-properties style:font-name="Segoe Print"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99"/>
      <style:paragraph-properties fo:text-align="center"/>
      <style:text-properties style:font-name="Segoe Print1" fo:font-size="18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font-name="Segoe Print1" fo:font-size="18pt" style:font-size-asian="18pt" style:font-size-complex="18pt"/>
    </style:style>
    <style:style style:name="P12" style:family="paragraph">
      <loext:graphic-properties draw:fill="solid" draw:fill-color="#cc66ff"/>
      <style:paragraph-properties fo:text-align="center"/>
      <style:text-properties style:font-name="Segoe Print" fo:font-size="18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style:font-name="Segoe Print1" fo:font-size="18pt" fo:font-weight="bold" style:font-size-asian="18pt" style:font-size-complex="18pt"/>
    </style:style>
    <style:style style:name="P14" style:family="paragraph">
      <style:paragraph-properties fo:text-align="center"/>
      <style:text-properties style:font-name="Segoe Print1" fo:font-size="18pt" style:font-size-asian="18pt" style:font-size-complex="18pt"/>
    </style:style>
    <style:style style:name="P15" style:family="paragraph">
      <loext:graphic-properties draw:fill="solid" draw:fill-color="#ccff00"/>
      <style:paragraph-properties fo:text-align="center"/>
      <style:text-properties style:font-name="Segoe Print1" fo:font-size="18pt" style:font-size-asian="18pt" style:font-size-complex="18pt"/>
    </style:style>
    <style:style style:name="P16" style:family="paragraph">
      <loext:graphic-properties draw:fill="solid" draw:fill-color="#66ccff"/>
      <style:paragraph-properties fo:text-align="center"/>
      <style:text-properties style:font-name="Segoe Print1" fo:font-size="18pt" style:font-size-asian="18pt" style:font-size-complex="18pt"/>
    </style:style>
    <style:style style:name="P17" style:family="paragraph">
      <loext:graphic-properties draw:fill="none" draw:fill-color="#ffffff"/>
      <style:text-properties style:font-name="Segoe Print1" fo:font-size="18pt" style:font-size-asian="18pt" style:font-size-complex="18pt"/>
    </style:style>
    <style:style style:name="T1" style:family="text">
      <style:text-properties style:font-name="Segoe Print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Segoe Print" fo:font-size="18pt" style:font-size-asian="18pt" style:font-size-complex="18pt"/>
    </style:style>
    <style:style style:name="T3" style:family="text">
      <style:text-properties style:font-name="Segoe Print1" fo:font-size="18pt" style:font-size-asian="18pt" style:font-size-complex="18pt"/>
    </style:style>
    <style:style style:name="T4" style:family="text">
      <style:text-properties style:font-name="Segoe Print1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9cm" svg:height="20.4cm" svg:x="1.5cm" svg:y="3.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4.4cm" svg:height="2.6cm" svg:x="3.4cm" svg:y="13.8cm">
          <text:p text:style-name="P2"><text:span text:style-name="T1">Runner</text:span></text:p>
          <text:p text:style-name="P2"><text:span text:style-name="T2">(run.yml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7.2cm" svg:height="2.1cm" svg:x="10.7cm" svg:y="9.9cm">
          <text:p text:style-name="P2"><text:span text:style-name="T1">Target Host 1</text:span></text:p>
          <text:p text:style-name="P2"><text:span text:style-name="T2">(host_1_name.yml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7.2cm" svg:height="2.1cm" svg:x="10.7cm" svg:y="13.4cm">
          <text:p text:style-name="P2"><text:span text:style-name="T1">Target Host 2</text:span></text:p>
          <text:p text:style-name="P2"><text:span text:style-name="T2">(host_2_name.yml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7.2cm" svg:height="2.1cm" svg:x="10.7cm" svg:y="17.9cm">
          <text:p text:style-name="P2"><text:span text:style-name="T1">Target Host n</text:span></text:p>
          <text:p text:style-name="P2"><text:span text:style-name="T2">(host_n_name.yml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7.8cm" svg:y1="15.1cm" svg:x2="10.7cm" svg:y2="10.95cm" draw:start-shape="id1" draw:start-glue-point="1" draw:end-shape="id2" draw:end-glue-point="3" svg:d="M7800 15100c2175 0 725-4150 2900-4150" svg:viewBox="0 0 2901 4151">
          <text:p/>
        </draw:connector>
        <draw:connector draw:style-name="gr4" draw:text-style-name="P5" draw:layer="layout" draw:type="curve" svg:x1="7.8cm" svg:y1="15.1cm" svg:x2="10.7cm" svg:y2="14.45cm" draw:start-shape="id1" draw:start-glue-point="1" draw:end-shape="id3" svg:d="M7800 15100c2175 0 725-650 2900-650" svg:viewBox="0 0 2901 651">
          <text:p/>
        </draw:connector>
        <draw:connector draw:style-name="gr5" draw:text-style-name="P6" draw:layer="layout" draw:type="curve" svg:x1="7.8cm" svg:y1="15.1cm" svg:x2="10.7cm" svg:y2="18.95cm" draw:start-shape="id1" draw:end-shape="id4" svg:d="M7800 15100c2175 0 725 3850 2900 3850" svg:viewBox="0 0 2901 3851">
          <text:p text:style-name="P2"><text:span text:style-name="T2">include</text:span></text:p>
        </draw:connector>
        <draw:custom-shape draw:style-name="gr6" draw:text-style-name="P3" xml:id="id5" draw:id="id5" draw:layer="layout" svg:width="8.8cm" svg:height="2.1cm" svg:x="21.4cm" svg:y="10.6cm">
          <text:p text:style-name="P2"><text:span text:style-name="T1">Initialise target</text:span></text:p>
          <text:p text:style-name="P2"><text:span text:style-name="T2">(initialise_container.yml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8.8cm" svg:height="2.1cm" svg:x="21.4cm" svg:y="16.6cm">
          <text:p text:style-name="P2"><text:span text:style-name="T1">Terminate target</text:span></text:p>
          <text:p text:style-name="P2"><text:span text:style-name="T2">(terminate_container.yml)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17.9cm" svg:y1="14.45cm" svg:x2="21.4cm" svg:y2="11.65cm" draw:start-shape="id3" draw:start-glue-point="1" draw:end-shape="id5" draw:end-glue-point="3" svg:d="M17900 14450c2625 0 875-2800 3500-2800" svg:viewBox="0 0 3501 2801">
          <text:p text:style-name="P2"><text:span text:style-name="T2">include</text:span></text:p>
        </draw:connector>
        <draw:connector draw:style-name="gr5" draw:text-style-name="P6" draw:layer="layout" draw:type="curve" svg:x1="17.9cm" svg:y1="14.45cm" svg:x2="21.4cm" svg:y2="17.65cm" draw:start-shape="id3" draw:start-glue-point="1" draw:end-shape="id6" svg:d="M17900 14450c2625 0 875 3200 3500 3200" svg:viewBox="0 0 3501 3201">
          <text:p text:style-name="P2"><text:span text:style-name="T2">include</text:span></text:p>
        </draw:connector>
        <draw:custom-shape draw:style-name="gr7" draw:text-style-name="P7" xml:id="id7" draw:id="id7" draw:layer="layout" svg:width="8.8cm" svg:height="2.1cm" svg:x="21.4cm" svg:y="13.6cm">
          <text:p text:style-name="P2"><text:span text:style-name="T1">Execute Role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3.7cm" svg:height="1.1cm" svg:x="35.3cm" svg:y="7.4cm">
          <text:p text:style-name="P2"><text:span text:style-name="T2">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10" draw:id="id10" draw:layer="layout" svg:width="3.7cm" svg:height="1.2cm" svg:x="35.3cm" svg:y="8.8cm">
          <text:p text:style-name="P2"><text:span text:style-name="T2">task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11" draw:id="id11" draw:layer="layout" svg:width="3.7cm" svg:height="1.2cm" svg:x="35.3cm" svg:y="10.3cm">
          <text:p text:style-name="P2"><text:span text:style-name="T2">templat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12" draw:id="id12" draw:layer="layout" svg:width="3.7cm" svg:height="1.2cm" svg:x="35.3cm" svg:y="11.7cm">
          <text:p text:style-name="P2"><text:span text:style-name="T2">va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13" draw:id="id13" draw:layer="layout" svg:width="3.7cm" svg:height="1.2cm" svg:x="35.3cm" svg:y="13.1cm">
          <text:p text:style-name="P2"><text:span text:style-name="T2">handle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7" xml:id="id8" draw:id="id8" draw:layer="layout" svg:width="1.9cm" svg:height="1.9cm" svg:x="31.7cm" svg:y="10.1cm">
          <text:p text:style-name="P2"><text:span text:style-name="T2">ro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9" draw:layer="layout" draw:type="curve" svg:x1="30.2cm" svg:y1="14.65cm" svg:x2="31.7cm" svg:y2="11.05cm" draw:start-shape="id7" draw:start-glue-point="1" draw:end-shape="id8" draw:end-glue-point="5" svg:d="M30200 14650c1125 0 375-3600 1500-3600" svg:viewBox="0 0 1501 3601">
          <text:p/>
        </draw:connector>
        <draw:connector draw:style-name="gr4" draw:text-style-name="P9" draw:layer="layout" draw:type="curve" svg:x1="33.6cm" svg:y1="11.05cm" svg:x2="35.3cm" svg:y2="7.95cm" draw:start-shape="id8" draw:start-glue-point="7" draw:end-shape="id9" svg:d="M33600 11050c1276 0 427-3100 1700-3100" svg:viewBox="0 0 1701 3101">
          <text:p/>
        </draw:connector>
        <draw:connector draw:style-name="gr4" draw:text-style-name="P9" draw:layer="layout" draw:type="curve" svg:x1="33.6cm" svg:y1="11.05cm" svg:x2="35.3cm" svg:y2="9.4cm" draw:start-shape="id8" draw:start-glue-point="7" draw:end-shape="id10" svg:d="M33600 11050c1276 0 427-1650 1700-1650" svg:viewBox="0 0 1701 1651">
          <text:p/>
        </draw:connector>
        <draw:connector draw:style-name="gr4" draw:text-style-name="P9" draw:layer="layout" draw:type="curve" svg:x1="33.6cm" svg:y1="11.05cm" svg:x2="35.3cm" svg:y2="10.9cm" draw:start-shape="id8" draw:start-glue-point="7" draw:end-shape="id11" draw:end-glue-point="5" svg:d="M33600 11050c1276 0 427-150 1700-150" svg:viewBox="0 0 1701 151">
          <text:p/>
        </draw:connector>
        <draw:connector draw:style-name="gr4" draw:text-style-name="P9" draw:layer="layout" draw:type="curve" svg:x1="33.6cm" svg:y1="11.05cm" svg:x2="35.3cm" svg:y2="12.3cm" draw:start-shape="id8" draw:start-glue-point="7" draw:end-shape="id12" draw:end-glue-point="5" svg:d="M33600 11050c1276 0 427 1250 1700 1250" svg:viewBox="0 0 1701 1251">
          <text:p/>
        </draw:connector>
        <draw:connector draw:style-name="gr4" draw:text-style-name="P9" draw:layer="layout" draw:type="curve" svg:x1="33.6cm" svg:y1="11.05cm" svg:x2="35.3cm" svg:y2="13.7cm" draw:start-shape="id8" draw:start-glue-point="7" draw:end-shape="id13" draw:end-glue-point="5" svg:d="M33600 11050c1276 0 427 2650 1700 2650" svg:viewBox="0 0 1701 2651">
          <text:p/>
        </draw:connector>
        <draw:custom-shape draw:style-name="gr8" draw:text-style-name="P8" xml:id="id15" draw:id="id15" draw:layer="layout" svg:width="3.7cm" svg:height="1.1cm" svg:x="35.3cm" svg:y="14.9cm">
          <text:p text:style-name="P2"><text:span text:style-name="T2">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16" draw:id="id16" draw:layer="layout" svg:width="3.7cm" svg:height="1.2cm" svg:x="35.3cm" svg:y="16.3cm">
          <text:p text:style-name="P2"><text:span text:style-name="T2">task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17" draw:id="id17" draw:layer="layout" svg:width="3.7cm" svg:height="1.2cm" svg:x="35.3cm" svg:y="17.8cm">
          <text:p text:style-name="P2"><text:span text:style-name="T2">templat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18" draw:id="id18" draw:layer="layout" svg:width="3.7cm" svg:height="1.2cm" svg:x="35.3cm" svg:y="19.2cm">
          <text:p text:style-name="P2"><text:span text:style-name="T2">va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19" draw:id="id19" draw:layer="layout" svg:width="3.7cm" svg:height="1.2cm" svg:x="35.3cm" svg:y="20.6cm">
          <text:p text:style-name="P2"><text:span text:style-name="T2">handle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7" xml:id="id14" draw:id="id14" draw:layer="layout" svg:width="1.9cm" svg:height="1.9cm" svg:x="31.7cm" svg:y="17.6cm">
          <text:p text:style-name="P2"><text:span text:style-name="T2">ro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9" draw:layer="layout" draw:type="curve" svg:x1="33.6cm" svg:y1="18.55cm" svg:x2="35.3cm" svg:y2="15.45cm" draw:start-shape="id14" draw:start-glue-point="7" draw:end-shape="id15" svg:d="M33600 18550c1276 0 427-3100 1700-3100" svg:viewBox="0 0 1701 3101">
          <text:p/>
        </draw:connector>
        <draw:connector draw:style-name="gr4" draw:text-style-name="P9" draw:layer="layout" draw:type="curve" svg:x1="33.6cm" svg:y1="18.55cm" svg:x2="35.3cm" svg:y2="16.9cm" draw:start-shape="id14" draw:start-glue-point="7" draw:end-shape="id16" svg:d="M33600 18550c1276 0 427-1650 1700-1650" svg:viewBox="0 0 1701 1651">
          <text:p/>
        </draw:connector>
        <draw:connector draw:style-name="gr4" draw:text-style-name="P9" draw:layer="layout" draw:type="curve" svg:x1="33.6cm" svg:y1="18.55cm" svg:x2="35.3cm" svg:y2="18.4cm" draw:start-shape="id14" draw:start-glue-point="7" draw:end-shape="id17" draw:end-glue-point="5" svg:d="M33600 18550c1276 0 427-150 1700-150" svg:viewBox="0 0 1701 151">
          <text:p/>
        </draw:connector>
        <draw:connector draw:style-name="gr4" draw:text-style-name="P9" draw:layer="layout" draw:type="curve" svg:x1="33.6cm" svg:y1="18.55cm" svg:x2="35.3cm" svg:y2="19.8cm" draw:start-shape="id14" draw:start-glue-point="7" draw:end-shape="id18" draw:end-glue-point="5" svg:d="M33600 18550c1276 0 427 1250 1700 1250" svg:viewBox="0 0 1701 1251">
          <text:p/>
        </draw:connector>
        <draw:connector draw:style-name="gr4" draw:text-style-name="P9" draw:layer="layout" draw:type="curve" svg:x1="33.6cm" svg:y1="18.55cm" svg:x2="35.3cm" svg:y2="21.2cm" draw:start-shape="id14" draw:start-glue-point="7" draw:end-shape="id19" draw:end-glue-point="5" svg:d="M33600 18550c1276 0 427 2650 1700 2650" svg:viewBox="0 0 1701 2651">
          <text:p/>
        </draw:connector>
        <draw:connector draw:style-name="gr4" draw:text-style-name="P9" draw:layer="layout" draw:type="curve" svg:x1="30.2cm" svg:y1="14.65cm" svg:x2="31.7cm" svg:y2="18.55cm" draw:start-shape="id7" draw:end-shape="id14" svg:d="M30200 14650c1125 0 375 3900 1500 3900" svg:viewBox="0 0 1501 3901">
          <text:p/>
        </draw:connector>
        <draw:connector draw:style-name="gr4" draw:text-style-name="P9" draw:layer="layout" draw:type="curve" svg:x1="25.8cm" svg:y1="12.7cm" svg:x2="25.8cm" svg:y2="13.6cm" draw:start-shape="id5" draw:start-glue-point="2" draw:end-shape="id7" draw:end-glue-point="0" svg:d="M25800 12700v900" svg:viewBox="0 0 1 901">
          <text:p/>
        </draw:connector>
        <draw:connector draw:style-name="gr4" draw:text-style-name="P9" draw:layer="layout" draw:type="curve" svg:x1="25.8cm" svg:y1="15.7cm" svg:x2="25.8cm" svg:y2="16.6cm" draw:start-shape="id7" draw:start-glue-point="2" draw:end-shape="id6" draw:end-glue-point="0" svg:d="M25800 15700v900" svg:viewBox="0 0 1 901">
          <text:p/>
        </draw:connector>
        <draw:custom-shape draw:style-name="gr12" draw:text-style-name="P10" xml:id="id20" draw:id="id20" draw:layer="layout" svg:width="8.2cm" svg:height="2.4cm" svg:x="21.7cm" svg:y="5.4cm">
          <text:p text:style-name="P2"><text:span text:style-name="T3">Dynamic </text:span></text:p>
          <text:p text:style-name="P2"><text:span text:style-name="T3">invento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1" draw:layer="layout" draw:type="curve" svg:x1="25.8cm" svg:y1="10.6cm" svg:x2="25.8cm" svg:y2="7.8cm" draw:start-shape="id5" draw:start-glue-point="0" draw:end-shape="id20" draw:end-glue-point="8" svg:d="M25800 10600v-2800" svg:viewBox="0 0 1 2801">
          <text:p text:style-name="P2"><text:span text:style-name="T3">Add host</text:span></text:p>
        </draw:connector>
        <draw:custom-shape draw:style-name="gr13" draw:text-style-name="P12" xml:id="id22" draw:id="id22" draw:layer="layout" svg:width="4.4cm" svg:height="2.6cm" svg:x="3.4cm" svg:y="13.8cm">
          <text:p text:style-name="P2"><text:span text:style-name="T1">Runner</text:span></text:p>
          <text:p text:style-name="P2"><text:span text:style-name="T2">(run.ym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1" draw:id="id21" draw:layer="layout" svg:width="6.864cm" svg:height="1.8cm" svg:x="2.136cm" svg:y="9.2cm">
          <text:p text:style-name="P2"><text:span text:style-name="T4">Ansible-Playbook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5" draw:text-style-name="P11" draw:layer="layout" draw:type="curve" svg:x1="5.568cm" svg:y1="11cm" svg:x2="5.6cm" svg:y2="13.8cm" draw:start-shape="id21" draw:start-glue-point="2" draw:end-shape="id22" svg:d="M5568 11000c0 2101 32 702 32 2800" svg:viewBox="0 0 33 2801">
          <text:p text:style-name="P2"><text:span text:style-name="T3">executes</text:span></text:p>
        </draw:connector>
        <draw:connector draw:style-name="gr15" draw:text-style-name="P9" draw:layer="layout" draw:type="curve" svg:x1="14.3cm" svg:y1="12cm" svg:x2="14.3cm" svg:y2="13.4cm" draw:start-shape="id2" draw:start-glue-point="2" draw:end-shape="id3" draw:end-glue-point="0" svg:d="M14300 12000v1400" svg:viewBox="0 0 1 1401">
          <text:p/>
        </draw:connector>
        <draw:connector draw:style-name="gr15" draw:text-style-name="P9" draw:layer="layout" draw:type="curve" svg:x1="14.3cm" svg:y1="15.5cm" svg:x2="14.3cm" svg:y2="17.9cm" draw:start-shape="id3" draw:start-glue-point="2" draw:end-shape="id4" draw:end-glue-point="0" svg:d="M14300 15500v2400" svg:viewBox="0 0 1 2401">
          <text:p/>
        </draw:connector>
      </draw:page>
      <draw:page draw:name="page2" draw:style-name="dp1" draw:master-page-name="Default">
        <draw:custom-shape draw:style-name="gr16" draw:text-style-name="P1" draw:layer="layout" svg:width="30.4cm" svg:height="17.701cm" svg:x="5.9cm" svg:y="5.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23" draw:id="id23" draw:layer="layout" svg:width="4.4cm" svg:height="2.6cm" svg:x="10.1cm" svg:y="13.3cm">
          <text:p text:style-name="P2"><text:span text:style-name="T1">Runner</text:span></text:p>
          <text:p text:style-name="P2"><text:span text:style-name="T2">(run.yml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4.5cm" svg:y1="14.6cm" svg:x2="16.9cm" svg:y2="14.55cm" draw:start-shape="id23" draw:start-glue-point="1" draw:end-shape="id24" draw:end-glue-point="3" svg:d="M14500 14600c1800 0 600-50 2400-50" svg:viewBox="0 0 2401 51">
          <text:p/>
        </draw:connector>
        <draw:custom-shape draw:style-name="gr17" draw:text-style-name="P7" xml:id="id24" draw:id="id24" draw:layer="layout" svg:width="7.2cm" svg:height="2.1cm" svg:x="16.9cm" svg:y="13.5cm">
          <text:p text:style-name="P2"><text:span text:style-name="T1">Execute Role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6" draw:id="id26" draw:layer="layout" svg:width="3.7cm" svg:height="1.1cm" svg:x="30cm" svg:y="7.6cm">
          <text:p text:style-name="P2"><text:span text:style-name="T2">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27" draw:id="id27" draw:layer="layout" svg:width="3.7cm" svg:height="1.2cm" svg:x="30cm" svg:y="9cm">
          <text:p text:style-name="P2"><text:span text:style-name="T2">task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28" draw:id="id28" draw:layer="layout" svg:width="3.7cm" svg:height="1.2cm" svg:x="30cm" svg:y="10.5cm">
          <text:p text:style-name="P2"><text:span text:style-name="T2">templat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29" draw:id="id29" draw:layer="layout" svg:width="3.7cm" svg:height="1.2cm" svg:x="30cm" svg:y="11.9cm">
          <text:p text:style-name="P2"><text:span text:style-name="T2">va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30" draw:id="id30" draw:layer="layout" svg:width="3.7cm" svg:height="1.2cm" svg:x="30cm" svg:y="13.3cm">
          <text:p text:style-name="P2"><text:span text:style-name="T2">handle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7" xml:id="id25" draw:id="id25" draw:layer="layout" svg:width="1.9cm" svg:height="1.9cm" svg:x="26.4cm" svg:y="10.3cm">
          <text:p text:style-name="P2"><text:span text:style-name="T2">ro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9" draw:layer="layout" draw:type="curve" svg:x1="24.1cm" svg:y1="14.55cm" svg:x2="26.4cm" svg:y2="11.25cm" draw:start-shape="id24" draw:start-glue-point="1" draw:end-shape="id25" draw:end-glue-point="5" svg:d="M24100 14550c1725 0 575-3300 2300-3300" svg:viewBox="0 0 2301 3301">
          <text:p/>
        </draw:connector>
        <draw:connector draw:style-name="gr4" draw:text-style-name="P9" draw:layer="layout" draw:type="curve" svg:x1="28.3cm" svg:y1="11.25cm" svg:x2="30cm" svg:y2="8.15cm" draw:start-shape="id25" draw:start-glue-point="7" draw:end-shape="id26" svg:d="M28300 11250c1276 0 427-3100 1700-3100" svg:viewBox="0 0 1701 3101">
          <text:p/>
        </draw:connector>
        <draw:connector draw:style-name="gr4" draw:text-style-name="P9" draw:layer="layout" draw:type="curve" svg:x1="28.3cm" svg:y1="11.25cm" svg:x2="30cm" svg:y2="9.6cm" draw:start-shape="id25" draw:start-glue-point="7" draw:end-shape="id27" svg:d="M28300 11250c1276 0 427-1650 1700-1650" svg:viewBox="0 0 1701 1651">
          <text:p/>
        </draw:connector>
        <draw:connector draw:style-name="gr4" draw:text-style-name="P9" draw:layer="layout" draw:type="curve" svg:x1="28.3cm" svg:y1="11.25cm" svg:x2="30cm" svg:y2="11.1cm" draw:start-shape="id25" draw:start-glue-point="7" draw:end-shape="id28" draw:end-glue-point="5" svg:d="M28300 11250c1276 0 427-150 1700-150" svg:viewBox="0 0 1701 151">
          <text:p/>
        </draw:connector>
        <draw:connector draw:style-name="gr4" draw:text-style-name="P9" draw:layer="layout" draw:type="curve" svg:x1="28.3cm" svg:y1="11.25cm" svg:x2="30cm" svg:y2="12.5cm" draw:start-shape="id25" draw:start-glue-point="7" draw:end-shape="id29" draw:end-glue-point="5" svg:d="M28300 11250c1276 0 427 1250 1700 1250" svg:viewBox="0 0 1701 1251">
          <text:p/>
        </draw:connector>
        <draw:connector draw:style-name="gr4" draw:text-style-name="P9" draw:layer="layout" draw:type="curve" svg:x1="28.3cm" svg:y1="11.25cm" svg:x2="30cm" svg:y2="13.9cm" draw:start-shape="id25" draw:start-glue-point="7" draw:end-shape="id30" draw:end-glue-point="5" svg:d="M28300 11250c1276 0 427 2650 1700 2650" svg:viewBox="0 0 1701 2651">
          <text:p/>
        </draw:connector>
        <draw:custom-shape draw:style-name="gr8" draw:text-style-name="P8" xml:id="id32" draw:id="id32" draw:layer="layout" svg:width="3.7cm" svg:height="1.1cm" svg:x="30cm" svg:y="15.1cm">
          <text:p text:style-name="P2"><text:span text:style-name="T2">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33" draw:id="id33" draw:layer="layout" svg:width="3.7cm" svg:height="1.2cm" svg:x="30cm" svg:y="16.5cm">
          <text:p text:style-name="P2"><text:span text:style-name="T2">task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34" draw:id="id34" draw:layer="layout" svg:width="3.7cm" svg:height="1.2cm" svg:x="30cm" svg:y="18cm">
          <text:p text:style-name="P2"><text:span text:style-name="T2">templat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35" draw:id="id35" draw:layer="layout" svg:width="3.7cm" svg:height="1.2cm" svg:x="30cm" svg:y="19.4cm">
          <text:p text:style-name="P2"><text:span text:style-name="T2">va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36" draw:id="id36" draw:layer="layout" svg:width="3.7cm" svg:height="1.2cm" svg:x="30cm" svg:y="20.8cm">
          <text:p text:style-name="P2"><text:span text:style-name="T2">handle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7" xml:id="id31" draw:id="id31" draw:layer="layout" svg:width="1.9cm" svg:height="1.9cm" svg:x="26.4cm" svg:y="17.8cm">
          <text:p text:style-name="P2"><text:span text:style-name="T2">ro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9" draw:layer="layout" draw:type="curve" svg:x1="28.3cm" svg:y1="18.75cm" svg:x2="30cm" svg:y2="15.65cm" draw:start-shape="id31" draw:start-glue-point="7" draw:end-shape="id32" svg:d="M28300 18750c1276 0 427-3100 1700-3100" svg:viewBox="0 0 1701 3101">
          <text:p/>
        </draw:connector>
        <draw:connector draw:style-name="gr4" draw:text-style-name="P9" draw:layer="layout" draw:type="curve" svg:x1="28.3cm" svg:y1="18.75cm" svg:x2="30cm" svg:y2="17.1cm" draw:start-shape="id31" draw:start-glue-point="7" draw:end-shape="id33" svg:d="M28300 18750c1276 0 427-1650 1700-1650" svg:viewBox="0 0 1701 1651">
          <text:p/>
        </draw:connector>
        <draw:connector draw:style-name="gr4" draw:text-style-name="P9" draw:layer="layout" draw:type="curve" svg:x1="28.3cm" svg:y1="18.75cm" svg:x2="30cm" svg:y2="18.6cm" draw:start-shape="id31" draw:start-glue-point="7" draw:end-shape="id34" draw:end-glue-point="5" svg:d="M28300 18750c1276 0 427-150 1700-150" svg:viewBox="0 0 1701 151">
          <text:p/>
        </draw:connector>
        <draw:connector draw:style-name="gr4" draw:text-style-name="P9" draw:layer="layout" draw:type="curve" svg:x1="28.3cm" svg:y1="18.75cm" svg:x2="30cm" svg:y2="20cm" draw:start-shape="id31" draw:start-glue-point="7" draw:end-shape="id35" draw:end-glue-point="5" svg:d="M28300 18750c1276 0 427 1250 1700 1250" svg:viewBox="0 0 1701 1251">
          <text:p/>
        </draw:connector>
        <draw:connector draw:style-name="gr4" draw:text-style-name="P9" draw:layer="layout" draw:type="curve" svg:x1="28.3cm" svg:y1="18.75cm" svg:x2="30cm" svg:y2="21.4cm" draw:start-shape="id31" draw:start-glue-point="7" draw:end-shape="id36" draw:end-glue-point="5" svg:d="M28300 18750c1276 0 427 2650 1700 2650" svg:viewBox="0 0 1701 2651">
          <text:p/>
        </draw:connector>
        <draw:connector draw:style-name="gr4" draw:text-style-name="P9" draw:layer="layout" draw:type="curve" svg:x1="24.1cm" svg:y1="14.55cm" svg:x2="26.4cm" svg:y2="18.75cm" draw:start-shape="id24" draw:end-shape="id31" svg:d="M24100 14550c1725 0 575 4200 2300 4200" svg:viewBox="0 0 2301 4201">
          <text:p/>
        </draw:connector>
        <draw:custom-shape draw:style-name="gr12" draw:text-style-name="P10" xml:id="id37" draw:id="id37" draw:layer="layout" svg:width="8.2cm" svg:height="2.4cm" svg:x="8.2cm" svg:y="17.5cm">
          <text:p text:style-name="P2"><text:span text:style-name="T3">Inventory</text:span></text:p>
          <text:p text:style-name="P2"><text:span text:style-name="T3">(inventory.txt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1" draw:layer="layout" draw:type="curve" svg:x1="12.3cm" svg:y1="17.5cm" svg:x2="12.3cm" svg:y2="15.9cm" draw:start-shape="id37" draw:start-glue-point="5" draw:end-shape="id38" draw:end-glue-point="2" svg:d="M12300 17500v-1600" svg:viewBox="0 0 1 1601">
          <text:p/>
        </draw:connector>
        <draw:custom-shape draw:style-name="gr13" draw:text-style-name="P12" xml:id="id38" draw:id="id38" draw:layer="layout" svg:width="4.4cm" svg:height="2.6cm" svg:x="10.1cm" svg:y="13.3cm">
          <text:p text:style-name="P2"><text:span text:style-name="T1">Deployer</text:span></text:p>
          <text:p text:style-name="P2"><text:span text:style-name="T2">(deploy.yml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39" draw:id="id39" draw:layer="layout" svg:width="6.6cm" svg:height="1.8cm" svg:x="9cm" svg:y="8.7cm">
          <text:p text:style-name="P2"><text:span text:style-name="T4">Ansible-Playbook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5" draw:text-style-name="P11" draw:layer="layout" draw:type="curve" svg:x1="12.3cm" svg:y1="10.5cm" svg:x2="12.3cm" svg:y2="13.3cm" draw:start-shape="id39" draw:start-glue-point="2" draw:end-shape="id38" svg:d="M12300 10500v2800" svg:viewBox="0 0 1 2801">
          <text:p text:style-name="P2"><text:span text:style-name="T3">executes</text:span></text:p>
        </draw:connector>
      </draw:page>
      <draw:page draw:name="page3" draw:style-name="dp1" draw:master-page-name="Default">
        <draw:custom-shape draw:style-name="gr19" draw:text-style-name="P1" draw:layer="layout" svg:width="24.2cm" svg:height="17.701cm" svg:x="9.3cm" svg:y="5.5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2" xml:id="id41" draw:id="id41" draw:layer="layout" svg:width="7.5cm" svg:height="1.3cm" svg:x="19cm" svg:y="8.7cm">
          <text:p text:style-name="P2"><text:span text:style-name="T1">Create Contain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45" draw:id="id45" draw:layer="layout" svg:width="7.5cm" svg:height="1.3cm" svg:x="19cm" svg:y="11.2cm">
          <text:p text:style-name="P2"><text:span text:style-name="T1">Run Ro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46" draw:id="id46" draw:layer="layout" svg:width="7.5cm" svg:height="1.3cm" svg:x="19cm" svg:y="13.7cm">
          <text:p text:style-name="P2"><text:span text:style-name="T1">Stop Contain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42" draw:id="id42" draw:layer="layout" svg:width="7.5cm" svg:height="1.3cm" svg:x="19cm" svg:y="16.3cm">
          <text:p text:style-name="P2"><text:span text:style-name="T1">Commit to Im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47" draw:id="id47" draw:layer="layout" svg:width="7.5cm" svg:height="1.3cm" svg:x="19cm" svg:y="18.8cm">
          <text:p text:style-name="P2"><text:span text:style-name="T1">Delete Contain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xml:id="id40" draw:id="id40" draw:layer="layout" svg:width="4.4cm" svg:height="1.6cm" svg:x="28.3cm" svg:y="8.55cm">
          <text:p text:style-name="P2"><text:span text:style-name="T3">Base 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1" draw:layer="layout" svg:x1="28.3cm" svg:y1="9.35cm" svg:x2="26.5cm" svg:y2="9.35cm" draw:start-shape="id40" draw:start-glue-point="6" draw:end-shape="id41" draw:end-glue-point="1" svg:d="M28300 9350h-1800" svg:viewBox="0 0 1801 1">
          <text:p/>
        </draw:connector>
        <draw:custom-shape draw:style-name="gr22" draw:text-style-name="P15" xml:id="id43" draw:id="id43" draw:layer="layout" svg:width="4.4cm" svg:height="1.6cm" svg:x="28.301cm" svg:y="16.144cm">
          <text:p text:style-name="P2"><text:span text:style-name="T3">New 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1" draw:layer="layout" svg:x1="26.5cm" svg:y1="16.95cm" svg:x2="28.301cm" svg:y2="16.944cm" draw:start-shape="id42" draw:end-shape="id43" draw:end-glue-point="6" svg:d="M26500 16950h901v-6h900" svg:viewBox="0 0 1802 7">
          <text:p/>
        </draw:connector>
        <draw:custom-shape draw:style-name="gr23" draw:text-style-name="P16" xml:id="id44" draw:id="id44" draw:layer="layout" svg:width="4.4cm" svg:height="1.6cm" svg:x="12.601cm" svg:y="11.044cm">
          <text:p text:style-name="P2"><text:span text:style-name="T3">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1" draw:layer="layout" svg:x1="19cm" svg:y1="9.35cm" svg:x2="14.801cm" svg:y2="11.044cm" draw:start-shape="id41" draw:start-glue-point="3" draw:end-shape="id44" draw:end-glue-point="4" svg:d="M19000 9350h-4199v1694" svg:viewBox="0 0 4200 1695">
          <text:p/>
        </draw:connector>
        <draw:connector draw:style-name="gr4" draw:text-style-name="P11" draw:layer="layout" svg:x1="19cm" svg:y1="11.85cm" svg:x2="17.001cm" svg:y2="11.844cm" draw:start-shape="id45" draw:start-glue-point="3" draw:end-shape="id44" draw:end-glue-point="10" svg:d="M19000 11850h-999v-6h-1000" svg:viewBox="0 0 2000 7">
          <text:p/>
        </draw:connector>
        <draw:connector draw:style-name="gr4" draw:text-style-name="P11" draw:layer="layout" svg:x1="14.801cm" svg:y1="12.644cm" svg:x2="19cm" svg:y2="16.95cm" draw:start-shape="id44" draw:start-glue-point="8" draw:end-shape="id42" draw:end-glue-point="3" svg:d="M14801 12644v4306h4199" svg:viewBox="0 0 4200 4307">
          <text:p/>
        </draw:connector>
        <draw:connector draw:style-name="gr15" draw:text-style-name="P11" draw:layer="layout" svg:x1="22.75cm" svg:y1="10cm" svg:x2="22.75cm" svg:y2="11.2cm" draw:start-shape="id41" draw:start-glue-point="2" draw:end-shape="id45" draw:end-glue-point="0" svg:d="M22750 10000v1200" svg:viewBox="0 0 1 1201">
          <text:p/>
        </draw:connector>
        <draw:connector draw:style-name="gr15" draw:text-style-name="P11" draw:layer="layout" svg:x1="22.75cm" svg:y1="12.5cm" svg:x2="22.75cm" svg:y2="13.7cm" draw:start-shape="id45" draw:start-glue-point="2" draw:end-shape="id46" draw:end-glue-point="0" svg:d="M22750 12500v1200" svg:viewBox="0 0 1 1201">
          <text:p/>
        </draw:connector>
        <draw:connector draw:style-name="gr15" draw:text-style-name="P11" draw:layer="layout" svg:x1="22.75cm" svg:y1="15cm" svg:x2="22.75cm" svg:y2="16.3cm" draw:start-shape="id46" draw:start-glue-point="2" draw:end-shape="id42" draw:end-glue-point="0" svg:d="M22750 15000v1300" svg:viewBox="0 0 1 1301">
          <text:p/>
        </draw:connector>
        <draw:connector draw:style-name="gr15" draw:text-style-name="P11" draw:layer="layout" svg:x1="22.75cm" svg:y1="17.6cm" svg:x2="22.75cm" svg:y2="18.8cm" draw:start-shape="id42" draw:start-glue-point="2" draw:end-shape="id47" draw:end-glue-point="0" svg:d="M22750 17600v1200" svg:viewBox="0 0 1 1201">
          <text:p/>
        </draw:connector>
        <draw:connector draw:style-name="gr4" draw:text-style-name="P11" draw:layer="layout" draw:type="curve" draw:line-skew="1.574cm -8.299cm -1.774cm" svg:x1="22.75cm" svg:y1="20.1cm" svg:x2="22.75cm" svg:y2="8.7cm" draw:start-shape="id47" draw:start-glue-point="2" draw:end-shape="id41" draw:end-glue-point="0" svg:d="M22750 20100c0 3112-12550 2075-12550-5800s12550-9012 12550-5600" svg:viewBox="0 0 12551 14848">
          <text:p/>
        </draw:connector>
        <draw:frame draw:style-name="gr24" draw:text-style-name="P17" draw:layer="layout" svg:width="3.563cm" svg:height="1.361cm" svg:x="9.435cm" svg:y="13.389cm">
          <draw:text-box>
            <text:p><text:span text:style-name="T3">Next h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egoe Print" svg:font-family="'Segoe Print'" style:font-pitch="variable"/>
    <style:font-face style:name="Segoe Print1" svg:font-family="'Segoe Prin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_32__20_Dots_20_1_20_Dash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0:35:12.134000000</meta:creation-date>
    <dc:date>2015-10-29T18:46:40.572000000</dc:date>
    <meta:editing-duration>PT49M37S</meta:editing-duration>
    <meta:editing-cycles>6</meta:editing-cycles>
    <meta:generator>LibreOffice/5.0.2.2$Windows_x86 LibreOffice_project/37b43f919e4de5eeaca9b9755ed688758a8251fe</meta:generator>
    <meta:document-statistic meta:object-count="99"/>
  </office:meta>
</office:document-meta>
</file>